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10"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11" style:family="paragraph" style:parent-style-name="Standard">
      <style:text-properties fo:color="#000000" style:font-name="Monospace" fo:font-size="8pt" style:font-name-asian="Monospace" style:font-size-asian="8pt" style:font-name-complex="Monospace" style:font-size-complex="8pt"/>
    </style:style>
    <style:style style:name="P12" style:family="paragraph" style:parent-style-name="Text_20_body">
      <style:text-properties fo:color="#000000" style:font-name="Monospace" fo:font-size="8pt" style:font-name-asian="Monospace" style:font-size-asian="8pt" style:font-name-complex="Monospace" style:font-size-complex="8pt"/>
    </style:style>
    <style:style style:name="P13" style:family="paragraph" style:parent-style-name="Text_20_body">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font-size="8pt" style:font-size-asian="8pt" style:font-size-complex="8pt"/>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style:font-size-asian="10pt" style:font-size-complex="10pt" style:text-rotation-angle="90" style:text-rotation-scale="line-height"/>
    </style:style>
    <style:style style:name="P17"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0" style:family="paragraph" style:parent-style-name="Preformatted_20_Text">
      <style:paragraph-properties loext:contextual-spacing="false" fo:margin-top="0cm" fo:margin-bottom="0.499cm"/>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7.59cm" style:type="right" style:leader-style="dotted" style:leader-text="."/>
        </style:tab-stops>
      </style:paragraph-properties>
    </style:style>
    <style:style style:name="P23" style:family="paragraph" style:parent-style-name="Preformatted_20_Text">
      <style:paragraph-properties loext:contextual-spacing="false" fo:margin-top="0cm" fo:margin-bottom="0cm"/>
    </style:style>
    <style:style style:name="P24"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5"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6"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8" style:family="paragraph" style:parent-style-name="Standard" style:list-style-name="L1">
      <style:text-properties style:font-name="Monospace" fo:font-size="10pt" style:font-name-asian="Monospace" style:font-size-asian="10pt" style:font-name-complex="Monospace" style:font-size-complex="10pt"/>
    </style:style>
    <style:style style:name="P29"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31"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2"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3"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4" style:family="paragraph" style:parent-style-name="Standard">
      <style:paragraph-properties loext:contextual-spacing="false" fo:margin-top="0cm" fo:margin-bottom="0cm"/>
      <style:text-properties style:font-name="Liberation Mono1" fo:font-size="10pt" style:font-name-asian="Monaco" style:font-size-asian="10pt" style:font-name-complex="Monaco" style:font-size-complex="10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style:font-name="Liberation Mono1" fo:font-size="10pt" style:font-name-asian="Monaco" style:font-size-asian="10pt" style:font-name-complex="Monaco" style:font-size-complex="10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Liberation Mono1" fo:font-size="10pt" style:font-size-asian="10pt" style:font-size-complex="10pt"/>
    </style:style>
    <style:style style:name="P37"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8" style:family="paragraph" style:parent-style-name="Preformatted_20_Text">
      <style:paragraph-properties loext:contextual-spacing="false" fo:margin-top="0cm" fo:margin-bottom="0cm"/>
    </style:style>
    <style:style style:name="P39" style:family="paragraph" style:parent-style-name="Text_20_body" style:list-style-name="L1"/>
    <style:style style:name="P40"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41"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42"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43"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44"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45" style:family="paragraph" style:parent-style-name="Text_20_body" style:list-style-name="L1">
      <style:text-properties style:font-name="Monospace" fo:font-size="10pt" style:font-name-asian="Monospace" style:font-size-asian="10pt" style:font-name-complex="Monospace" style:font-size-complex="10pt"/>
    </style:style>
    <style:style style:name="P46" style:family="paragraph" style:parent-style-name="Text_20_body" style:list-style-name="L1">
      <style:text-properties style:font-name="Times New Roman" fo:font-size="12pt" style:font-name-asian="Monospace" style:font-size-asian="12pt" style:font-name-complex="Monospace" style:font-size-complex="12pt"/>
    </style:style>
    <style:style style:name="P47" style:family="paragraph" style:parent-style-name="Text_20_body" style:list-style-name="L4">
      <style:paragraph-properties fo:text-align="start" style:justify-single-word="false"/>
    </style:style>
    <style:style style:name="P48"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49"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000000" style:font-name-asian="Monospace" style:font-name-complex="Monospace"/>
    </style:style>
    <style:style style:name="T12" style:family="text">
      <style:text-properties fo:color="#000000" style:font-name="Monospace1" fo:font-size="10pt" style:font-size-asian="10pt"/>
    </style:style>
    <style:style style:name="T13" style:family="text">
      <style:text-properties fo:color="#000000" style:font-name="Arial" fo:font-size="14pt" style:font-size-asian="14pt" style:font-size-complex="14pt"/>
    </style:style>
    <style:style style:name="T14" style:family="text">
      <style:text-properties fo:color="#000000" style:font-name="Courier New" fo:font-size="12pt" style:font-size-asian="12pt" style:font-size-complex="12pt"/>
    </style:style>
    <style:style style:name="T15" style:family="text">
      <style:text-properties fo:color="#000000" style:font-name="Courier New" fo:font-size="8pt" style:font-name-asian="Monaco" style:font-size-asian="8pt" style:font-name-complex="Monaco" style:font-size-complex="8pt"/>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0000c0" fo:font-style="italic" fo:font-weight="bold" style:font-style-asian="italic" style:font-weight-asian="bold" style:font-style-complex="italic" style:font-weight-complex="bold"/>
    </style:style>
    <style:style style:name="T23" style:family="text">
      <style:text-properties fo:color="#0000c0" style:font-name="Monospace" style:font-name-asian="Monospace" style:font-name-complex="Monospace"/>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style:font-name="Monospace" fo:font-size="10pt" fo:font-style="italic" style:font-size-asian="10pt" style:font-style-asian="italic" style:font-size-complex="10pt" style:font-style-complex="italic"/>
    </style:style>
    <style:style style:name="T27" style:family="text">
      <style:text-properties style:font-name="Monospace" fo:font-size="10pt" style:font-size-asian="10pt" style:font-size-complex="10pt"/>
    </style:style>
    <style:style style:name="T28" style:family="text">
      <style:text-properties fo:color="#6a3e3e"/>
    </style:style>
    <style:style style:name="T29" style:family="text">
      <style:text-properties fo:color="#6a3e3e" style:font-name="Courier New" fo:font-size="8pt" style:font-name-asian="Monaco" style:font-size-asian="8pt" style:font-name-complex="Monaco" style:font-size-complex="8pt"/>
    </style:style>
    <style:style style:name="T30" style:family="text">
      <style:text-properties fo:font-style="italic" style:font-style-asian="italic" style:font-style-complex="italic"/>
    </style:style>
    <style:style style:name="T31" style:family="text">
      <style:text-properties fo:color="#008080"/>
    </style:style>
    <style:style style:name="T32" style:family="text">
      <style:text-properties fo:color="#008080" style:font-name="Monaco" fo:font-size="11pt" style:font-name-asian="Monaco" style:font-size-asian="11pt" style:font-name-complex="Monaco" style:font-size-complex="11pt"/>
    </style:style>
    <style:style style:name="T33" style:family="text">
      <style:text-properties fo:color="#008080" style:font-name="Monaco" style:font-name-asian="Monaco" style:font-name-complex="Monaco"/>
    </style:style>
    <style:style style:name="T34" style:family="text">
      <style:text-properties fo:color="#008080" style:font-name-asian="Monaco" style:font-name-complex="Monaco"/>
    </style:style>
    <style:style style:name="T35" style:family="text">
      <style:text-properties fo:color="#3f7f7f"/>
    </style:style>
    <style:style style:name="T36" style:family="text">
      <style:text-properties fo:color="#3f7f7f" style:font-name="Monaco" fo:font-size="11pt" style:font-name-asian="Monaco" style:font-size-asian="11pt" style:font-name-complex="Monaco" style:font-size-complex="11pt"/>
    </style:style>
    <style:style style:name="T37" style:family="text">
      <style:text-properties fo:color="#3f7f7f" style:font-name="Monaco" style:font-name-asian="Monaco" style:font-name-complex="Monaco"/>
    </style:style>
    <style:style style:name="T38" style:family="text">
      <style:text-properties fo:color="#3f7f7f" style:font-name-asian="Monaco" style:font-name-complex="Monaco"/>
    </style:style>
    <style:style style:name="T39"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4.0, 18.05.201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3364_418471081" text:style-name="Index_20_Link" text:visited-style-name="Index_20_Link">Mustang Project Nutzerdokumentation<text:tab/>1</text:a></text:p>
          <text:p text:style-name="P21"><text:a xlink:type="simple" xlink:href="#__RefHeading__3366_418471081" text:style-name="Index_20_Link" text:visited-style-name="Index_20_Link">Über Mustangproject<text:tab/>1</text:a></text:p>
          <text:p text:style-name="P21"><text:a xlink:type="simple" xlink:href="#__RefHeading__3368_418471081" text:style-name="Index_20_Link" text:visited-style-name="Index_20_Link">Übersicht von ZUGFeRD-Lösungen<text:tab/>1</text:a></text:p>
          <text:p text:style-name="P21"><text:a xlink:type="simple" xlink:href="#__RefHeading__3370_418471081" text:style-name="Index_20_Link" text:visited-style-name="Index_20_Link">Download/Projekteinrichtung<text:tab/>2</text:a></text:p>
          <text:p text:style-name="P22"><text:a xlink:type="simple" xlink:href="#__RefHeading__3544_418471081" text:style-name="Index_20_Link" text:visited-style-name="Index_20_Link">Source code<text:tab/>2</text:a></text:p>
          <text:p text:style-name="P22"><text:a xlink:type="simple" xlink:href="#__RefHeading__3372_418471081" text:style-name="Index_20_Link" text:visited-style-name="Index_20_Link">Projekteinrichtung ohne Maven<text:tab/>2</text:a></text:p>
          <text:p text:style-name="P22"><text:a xlink:type="simple" xlink:href="#__RefHeading__3374_418471081" text:style-name="Index_20_Link" text:visited-style-name="Index_20_Link">Mit Maven<text:tab/>3</text:a></text:p>
          <text:p text:style-name="P21"><text:a xlink:type="simple" xlink:href="#__RefHeading__3376_418471081" text:style-name="Index_20_Link" text:visited-style-name="Index_20_Link">Lesen von ZUGFeRD-Daten<text:tab/>3</text:a></text:p>
          <text:p text:style-name="P22"><text:a xlink:type="simple" xlink:href="#__RefHeading__3378_418471081" text:style-name="Index_20_Link" text:visited-style-name="Index_20_Link">Komplettes Lesebeispiel <text:tab/>3</text:a></text:p>
          <text:p text:style-name="P21"><text:a xlink:type="simple" xlink:href="#__RefHeading__3380_418471081" text:style-name="Index_20_Link" text:visited-style-name="Index_20_Link">Schreiben einer ZUGFeRD-PDF-Datei<text:tab/>4</text:a></text:p>
          <text:p text:style-name="P22"><text:a xlink:type="simple" xlink:href="#__RefHeading__3382_418471081" text:style-name="Index_20_Link" text:visited-style-name="Index_20_Link">Komplettes Schreibbeispiel<text:tab/>7</text:a></text:p>
          <text:p text:style-name="P22"><text:a xlink:type="simple" xlink:href="#__RefHeading__3546_418471081" text:style-name="Index_20_Link" text:visited-style-name="Index_20_Link">Schreiben eigener XML-Daten<text:tab/>7</text:a></text:p>
          <text:p text:style-name="P22"><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5"/>
          </table:table-cell>
          <table:table-cell table:style-name="Tabelle1.A1" table:number-rows-spanned="2" office:value-type="string">
            <text:p text:style-name="P15">Plattform</text:p>
          </table:table-cell>
          <table:table-cell table:style-name="Tabelle1.A1" table:number-columns-spanned="4" office:value-type="string">
            <text:p text:style-name="P18">Funktionsumfang</text:p>
          </table:table-cell>
          <table:covered-table-cell/>
          <table:covered-table-cell/>
          <table:covered-table-cell/>
          <table:table-cell table:style-name="Tabelle1.A1" table:number-columns-spanned="3" office:value-type="string">
            <text:p text:style-name="P18">Geeignet für</text:p>
          </table:table-cell>
          <table:covered-table-cell/>
          <table:covered-table-cell/>
          <table:table-cell table:style-name="Tabelle1.J1" table:number-rows-spanned="2" office:value-type="string">
            <text:p text:style-name="P15">Preis</text:p>
          </table:table-cell>
        </table:table-row>
        <table:table-row>
          <table:covered-table-cell/>
          <table:covered-table-cell/>
          <table:table-cell table:style-name="Tabelle1.C2" office:value-type="string">
            <text:p text:style-name="P17">Lesen</text:p>
          </table:table-cell>
          <table:table-cell table:style-name="Tabelle1.C2" office:value-type="string">
            <text:p text:style-name="P16">XML erzeugen</text:p>
          </table:table-cell>
          <table:table-cell table:style-name="Tabelle1.C2" office:value-type="string">
            <text:p text:style-name="P17">PDF Schreiben</text:p>
          </table:table-cell>
          <table:table-cell table:style-name="Tabelle1.C2" office:value-type="string">
            <text:p text:style-name="P17">PDF/A-Umwandlung</text:p>
          </table:table-cell>
          <table:table-cell table:style-name="Tabelle1.C2" office:value-type="string">
            <text:p text:style-name="P16">Kommerz. Software</text:p>
          </table:table-cell>
          <table:table-cell table:style-name="Tabelle1.C2" office:value-type="string">
            <text:p text:style-name="P16">Freeware</text:p>
          </table:table-cell>
          <table:table-cell table:style-name="Tabelle1.C2" office:value-type="string">
            <text:p text:style-name="P16">Open Source</text:p>
          </table:table-cell>
          <table:covered-table-cell/>
        </table:table-row>
        <table:table-row>
          <table:table-cell table:style-name="Tabelle1.C2" office:value-type="string">
            <text:p text:style-name="P15">intarsys</text:p>
          </table:table-cell>
          <table:table-cell table:style-name="Tabelle1.C2" office:value-type="string">
            <text:p text:style-name="P15">Jav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J3" office:value-type="string">
            <text:p text:style-name="P15">a.A.</text:p>
          </table:table-cell>
        </table:table-row>
        <table:table-row>
          <table:table-cell table:style-name="Tabelle1.C2" office:value-type="string">
            <text:p text:style-name="P15">Konik</text:p>
          </table:table-cell>
          <table:table-cell table:style-name="Tabelle1.C2" office:value-type="string">
            <text:p text:style-name="P15">Jav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C2" office:value-type="string">
            <text:p text:style-name="P19">Nein</text:p>
          </table:table-cell>
          <table:table-cell table:style-name="Tabelle1.C2" office:value-type="string">
            <text:p text:style-name="P19">Nein</text:p>
          </table:table-cell>
          <table:table-cell table:style-name="Tabelle1.C2" office:value-type="string">
            <text:p text:style-name="P19">Ja</text:p>
          </table:table-cell>
          <table:table-cell table:style-name="Tabelle1.J3" office:value-type="string">
            <text:p text:style-name="P15">0 €</text:p>
          </table:table-cell>
        </table:table-row>
        <table:table-row>
          <table:table-cell table:style-name="Tabelle1.C2" office:value-type="string">
            <text:p text:style-name="P15">Mustang</text:p>
          </table:table-cell>
          <table:table-cell table:style-name="Tabelle1.C2" office:value-type="string">
            <text:p text:style-name="P15">Jav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J3" office:value-type="string">
            <text:p text:style-name="P15">0 €</text:p>
          </table:table-cell>
        </table:table-row>
        <text:soft-page-break/>
        <table:table-row>
          <table:table-cell table:style-name="Tabelle1.C2" office:value-type="string">
            <text:p text:style-name="P15">https://github.com/stephanstapel/ZUGFeRD-csharp</text:p>
          </table:table-cell>
          <table:table-cell table:style-name="Tabelle1.C2" office:value-type="string">
            <text:p text:style-name="P15">C#</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Nein</text:p>
          </table:table-cell>
          <table:table-cell table:style-name="Tabelle1.C2" office:value-type="string">
            <text:p text:style-name="P19">Nein</text:p>
          </table:table-cell>
          <table:table-cell table:style-name="Tabelle1.C2" office:value-type="string">
            <text:p text:style-name="P19">Ja</text:p>
          </table:table-cell>
          <table:table-cell table:style-name="Tabelle1.C2" office:value-type="string">
            <text:p text:style-name="P19">Ja</text:p>
          </table:table-cell>
          <table:table-cell table:style-name="Tabelle1.C2" office:value-type="string">
            <text:p text:style-name="P19">Ja</text:p>
          </table:table-cell>
          <table:table-cell table:style-name="Tabelle1.J3" office:value-type="string">
            <text:p text:style-name="P15">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2324859578283325406" text:style-name="L1">
        <text:list-item>
          <text:p text:style-name="P39">Starten Sie Eclipse, Neues Java-Eclipse-Projekt erstellen, beispielsweise „MustangSample“.</text:p>
        </text:list-item>
        <text:list-item>
          <text:p text:style-name="P39"><text:s/>Wechseln Sie in der Shell in den erstellten Ordner.</text:p>
        </text:list-item>
        <text:list-item>
          <text:p text:style-name="P39">Download von</text:p>
          <text:list>
            <text:list-item>
              <text:p text:style-name="P39">Mustang</text:p>
              <text:list>
                <text:list-item>
                  <text:p text:style-name="P39">Downloaden Sie <text:a xlink:type="simple" xlink:href="http://mustangproject.org/deploy/mustang-1.4.0-allinone.jar" text:style-name="Internet_20_link" text:visited-style-name="Visited_20_Internet_20_Link">http://mustangproject.org/deploy/mustang-1.4.0-allinone.jar</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mustang-1.4.0.jar" text:style-name="Internet_20_link" text:visited-style-name="Visited_20_Internet_20_Link">http://mustangproject.org/deploy/mustang-1.4.0.jar</text:a> verwenden</text:p></text:note-body></text:note></text:p>
                </text:list-item>
                <text:list-item>
                  <text:p text:style-name="P39">Downloaden Sie <text:s/><text:a xlink:type="simple" xlink:href="http://mustangproject.org/deploy/NOTICE" text:style-name="Internet_20_link" text:visited-style-name="Visited_20_Internet_20_Link">http://mustangproject.org/deploy/NOTICE</text:a></text:p>
                </text:list-item>
              </text:list>
            </text:list-item>
            <text:list-item>
              <text:p text:style-name="P39">Laden Sie </text:p>
              <text:list>
                <text:list-item>
                  <text:p text:style-name="P39">Direkt eine PDF-A/1-Musterrechnung noch ohne ZUGFeRD-Metadaten von <text:a xlink:type="simple" xlink:href="http://www.mustangproject.org/MustangGnuaccountingBeispielRE-20170509_505blanko.pdf" text:style-name="Internet_20_link" text:visited-style-name="Visited_20_Internet_20_Link">http://www.mustangproject.org/MustangGnuaccountingBeispielRE-20170509_505blanko.pdf</text:a> herunter.</text:p>
                </text:list-item>
                <text:list-item>
                  <text:p text:style-name="P39">oder erzeugen sich alternativ</text:p>
                  <text:list>
                    <text:list-item>
                      <text:p text:style-name="P39">ein eigenes Beispiel-PDF durch Download der Quelldatei im OpenOffice.org-Format <text:a xlink:type="simple" xlink:href="http://www.mustangproject.org/MustangGnuaccountingBeispielRE-20170509_505.odt" text:style-name="Internet_20_link" text:visited-style-name="Visited_20_Internet_20_Link">http://www.mustangproject.org/MustangGnuaccountingBeispielRE-20170509_505.odt</text:a> <text:s/>und</text:p>
                      <text:list>
                        <text:list-item>
                          <text:p text:style-name="P39">Öffnen Sie die Datei in OpenOffice.org</text:p>
                        </text:list-item>
                        <text:list-item>
                          <text:p text:style-name="P39">Datei|Exportieren als PDF: Wichtig ist hier, dass Sie die Checkbox PDF/A-1a setzen</text:p>
                        </text:list-item>
                        <text:list-item>
                          <text:p text:style-name="P39">Speichern Sie die PDF-Datei beispielsweise als „<text:a xlink:type="simple" xlink:href="http://www.mustangproject.org/MustangGnuaccountingBeispielRE-20170509_505blanko.pdf" text:style-name="Internet_20_link" text:visited-style-name="Visited_20_Internet_20_Link">MustangGnuaccountingBeispielRE-20170509_505blanko.pdf</text:a>“ im MustangSample-Ordner</text:p>
                        </text:list-item>
                      </text:list>
                    </text:list-item>
                  </text:list>
                </text:list-item>
              </text:list>
            </text:list-item>
          </text:list>
        </text:list-item>
        <text:list-item>
          <text:p text:style-name="P39">Wechseln Sie zurück zu Eclipse. Fügen Sie durch Rechtsklick auf das Projekt <text:soft-page-break/>(„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0">&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4.0&lt;/version&gt;</text:p>
      <text:p text:style-name="P20">&lt;/dependency&gt;</text:p>
      <text:p text:style-name="Standard">Bei der Gelegenheit kann man auch gleich Apache Commons Logging und JAXB importieren:</text:p>
      <text:p text:style-name="P23">&lt;dependency&gt; </text:p>
      <text:p text:style-name="P23"><text:s text:c="6"/>&lt;groupId&gt;commons-logging&lt;/groupId&gt; </text:p>
      <text:p text:style-name="P23"><text:s text:c="6"/>&lt;artifactId&gt;commons-logging&lt;/artifactId&gt; </text:p>
      <text:p text:style-name="P23"><text:s text:c="6"/>&lt;version&gt;1.1.1&lt;/version&gt; </text:p>
      <text:p text:style-name="P23">&lt;/dependency&gt;</text:p>
      <text:p text:style-name="P34"><text:span text:style-name="T31">&lt;</text:span><text:span text:style-name="T35">dependency</text:span><text:span text:style-name="T31">&gt;</text:span></text:p>
      <text:p text:style-name="P35"><text:span text:style-name="T4"><text:s text:c="4"/></text:span><text:span text:style-name="T31">&lt;</text:span><text:span text:style-name="T35">groupId</text:span><text:span text:style-name="T31">&gt;</text:span><text:span text:style-name="T4">com.sun.xml.bind</text:span><text:span text:style-name="T31">&lt;/</text:span><text:span text:style-name="T35">groupId</text:span><text:span text:style-name="T31">&gt;</text:span></text:p>
      <text:p text:style-name="P35"><text:span text:style-name="T4"><text:s text:c="4"/></text:span><text:span text:style-name="T31">&lt;</text:span><text:span text:style-name="T35">artifactId</text:span><text:span text:style-name="T31">&gt;</text:span><text:span text:style-name="T8">jaxb</text:span><text:span text:style-name="T4">-</text:span><text:span text:style-name="T8">impl</text:span><text:span text:style-name="T31">&lt;/</text:span><text:span text:style-name="T35">artifactId</text:span><text:span text:style-name="T31">&gt;</text:span></text:p>
      <text:p text:style-name="P35"><text:span text:style-name="T4"><text:s text:c="4"/></text:span><text:span text:style-name="T31">&lt;</text:span><text:span text:style-name="T35">version</text:span><text:span text:style-name="T31">&gt;</text:span><text:span text:style-name="T4">2.2.5</text:span><text:span text:style-name="T31">&lt;/</text:span><text:span text:style-name="T35">version</text:span><text:span text:style-name="T31">&gt;</text:span></text:p>
      <text:p text:style-name="P36"><text:span text:style-name="T34">&lt;/</text:span><text:span text:style-name="T38">dependency</text:span><text:span text:style-name="T34">&gt;</text:span></text:p>
      <text:h text:style-name="Heading_20_2" text:outline-level="2"><text:bookmark-start text:name="__RefHeading__3376_418471081"/>Lesen von ZUGFeRD-Daten<text:bookmark-end text:name="__RefHeading__3376_418471081"/></text:h>
      <text:list xml:id="list2040789768" text:continue-list="list2324859578283325406" text:style-name="L1">
        <text:list-item text:start-value="1">
          <text:p text:style-name="P40">Laden Sie sich eine PDF-Datei mit ZUGFeRD-Daten herunter, beispielsweise <text:a xlink:type="simple" xlink:href="http://www.mustangproject.org/MustangGnuaccountingBeispielRE-20170509_505.pdf" text:style-name="Internet_20_link" text:visited-style-name="Visited_20_Internet_20_Link">http://www.mustangproject.org/MustangGnuaccountingBeispielRE-20170509_505.pdf</text:a> </text:p>
        </text:list-item>
        <text:list-item>
          <text:p text:style-name="P40">Erstellen Sie eine neue Java-Klasse unterhalb von src, beispielsweise MustangReader. inklusive „Public static void main()“ <text:s/></text:p>
        </text:list-item>
        <text:list-item>
          <text:p text:style-name="P24">Geben Sie innerhalb von Main „ZUGFeRDImporter zi=<text:span text:style-name="T1">new</text:span> ZUGFeRDImporter();“ ein und lassen Sie den Import durch STRG+SHIFT+O ergänzen</text:p>
        </text:list-item>
        <text:list-item>
          <text:p text:style-name="P24">verwenden Sie zi.extract(PDF-Dateiname) und ggf. canParse() um festzustellen ob es sich um ZUGFeRD-Daten handelt. </text:p>
        </text:list-item>
        <text:list-item>
          <text:p text:style-name="P24">Nach zi.parse() haben Sie Zugriff auf die getter wie getAmount()</text:p>
        </text:list-item>
        <text:list-item>
          <text:p text:style-name="P24">Welche Daten enthalten sind, können Sie der XML-Datei entnehmen die im ZUGFeRD-Beispiel-PDF eingebettet ist</text:p>
        </text:list-item>
      </text:list>
      <text:p text:style-name="P10"/>
      <text:h text:style-name="Heading_20_3" text:outline-level="3"><text:bookmark-start text:name="__RefHeading__3378_418471081"/>Komplettes Lesebeispiel <text:bookmark-end text:name="__RefHeading__3378_418471081"/></text:h>
      <text:list xml:id="list2179796217" text:continue-numbering="true" text:style-name="L1">
        <text:list-header>
          <text:p text:style-name="P26"><text:s/></text:p>
        </text:list-header>
      </text:list>
      <text:p text:style-name="P11"><text:span text:style-name="T1">package</text:span> sample;</text:p>
      <text:p text:style-name="P7"><text:soft-page-break/></text:p>
      <text:p text:style-name="P7"><text:span text:style-name="T1">import</text:span><text:span text:style-name="T4"> org.mustangproject.ZUGFeRD.ZUGFeRDImporter;</text:span></text:p>
      <text:p text:style-name="P7"/>
      <text:p text:style-name="P7"><text:span text:style-name="T1">public</text:span><text:span text:style-name="T4"> </text:span><text:span text:style-name="T1">class</text:span><text:span text:style-name="T4"> Read {</text:span></text:p>
      <text:p text:style-name="P7"/>
      <text:p text:style-name="P7"><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7"><text:span text:style-name="T4"><text:tab/><text:tab/>ZUGFeRDImporter zi=</text:span><text:span text:style-name="T1">new</text:span><text:span text:style-name="T4"> ZUGFeRDImporter();</text:span></text:p>
      <text:p text:style-name="P7"><text:span text:style-name="T4"><text:tab/><text:tab/>zi.extract(</text:span><text:span text:style-name="T16">"./MustangGnuaccountingBeispielRE-20170509_505.pdf"</text:span><text:span text:style-name="T4">);</text:span></text:p>
      <text:p text:style-name="P7"><text:span text:style-name="T4"><text:tab/><text:tab/>System.</text:span><text:span text:style-name="T21">out</text:span><text:span text:style-name="T4">.println(</text:span><text:span text:style-name="T16">"Lese ZUGFeRD"</text:span><text:span text:style-name="T4">);</text:span></text:p>
      <text:p text:style-name="P7"><text:span text:style-name="T4"><text:tab/><text:tab/></text:span><text:span text:style-name="T1">if</text:span><text:span text:style-name="T4"> (zi.canParse()) {</text:span></text:p>
      <text:p text:style-name="P3"><text:tab/><text:tab/><text:tab/>zi.parse();</text:p>
      <text:p text:style-name="P7"><text:span text:style-name="T4"><text:tab/><text:tab/><text:tab/>System.</text:span><text:span text:style-name="T21">out</text:span><text:span text:style-name="T4">.println(</text:span><text:span text:style-name="T16">"Fälliger Betrag:"</text:span><text:span text:style-name="T4">+zi.getAmount());</text:span></text:p>
      <text:p text:style-name="P7"><text:span text:style-name="T4"><text:tab/><text:tab/><text:tab/>System.</text:span><text:span text:style-name="T21">out</text:span><text:span text:style-name="T4">.println(</text:span><text:span text:style-name="T16">"BIC:"</text:span><text:span text:style-name="T4">+zi.getBIC());</text:span></text:p>
      <text:p text:style-name="P7"><text:span text:style-name="T4"><text:tab/><text:tab/><text:tab/>System.</text:span><text:span text:style-name="T21">out</text:span><text:span text:style-name="T4">.println(</text:span><text:span text:style-name="T16">"IBAN:"</text:span><text:span text:style-name="T4">+zi.getIBAN());</text:span></text:p>
      <text:p text:style-name="P7"><text:span text:style-name="T4"><text:tab/><text:tab/><text:tab/>System.</text:span><text:span text:style-name="T21">out</text:span><text:span text:style-name="T4">.println(</text:span><text:span text:style-name="T16">"Kontoinhaber:"</text:span><text:span text:style-name="T4">+zi.getHolder());</text:span></text:p>
      <text:p text:style-name="P7"><text:span text:style-name="T4"><text:tab/><text:tab/><text:tab/>System.</text:span><text:span text:style-name="T21">out</text:span><text:span text:style-name="T4">.println(</text:span><text:span text:style-name="T16">"Rechnungsnr:"</text:span><text:span text:style-name="T4">+zi.getForeignReference());</text:span></text:p>
      <text:p text:style-name="P3"><text:tab/><text:tab/><text:tab/></text:p>
      <text:p text:style-name="P3"><text:tab/><text:tab/>}</text:p>
      <text:p text:style-name="P3"><text:tab/><text:tab/></text:p>
      <text:p text:style-name="P7"/>
      <text:p text:style-name="P3"><text:tab/>}</text:p>
      <text:p text:style-name="P7"/>
      <text:p text:style-name="P3">}</text:p>
      <text:p text:style-name="P12"/>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998976624" text:continue-list="list2179796217" text:style-name="L1">
        <text:list-item text:start-value="1">
          <text:p text:style-name="P39">Erstellen Sie eine neue Klasse unterhalb von src, beispielsweise MustangWriter inklusive des obligatorischen „Public static void main()“ .</text:p>
        </text:list-item>
        <text:list-item>
          <text:p text:style-name="P39">Ändern Sie <text:span text:style-name="T2">public</text:span><text:span text:style-name="T5"> </text:span><text:span text:style-name="T2">class</text:span><text:span text:style-name="T5"> MustangWriter </text:span><text:span text:style-name="T10">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44">Fügen Sie innerhalb der Klasse MustangWriter folgende Klassen hinzu </text:p>
          <text:list>
            <text:list-item>
              <text:p text:style-name="P28"><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28"><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28"><text:span text:style-name="T3">private</text:span><text:span text:style-name="T7"> BigDecimal </text:span><text:span text:style-name="T23">price</text:span><text:span text:style-name="T7">, </text:span><text:span text:style-name="T23">quantity</text:span><text:span text:style-name="T7">;</text:span></text:p>
                </text:list-header>
              </text:list>
            </text:list-item>
          </text:list>
        </text:list-item>
      </text:list>
      <text:p text:style-name="P6"><text:span text:style-name="T4"><text:tab/><text:tab/></text:span><text:span text:style-name="T1">private</text:span><text:span text:style-name="T4"> Product </text:span><text:span text:style-name="T20">product</text:span><text:span text:style-name="T4">;</text:span></text:p>
      <text:list xml:id="list1653437578" text:continue-numbering="true" text:style-name="L1">
        <text:list-item>
          <text:list>
            <text:list-header>
              <text:p text:style-name="P27">}</text:p>
            </text:list-header>
            <text:list-item>
              <text:p text:style-name="P28"><text:span text:style-name="T1">class</text:span><text:span text:style-name="T4"> Product </text:span><text:span text:style-name="T1">implements</text:span><text:span text:style-name="T4"> IZUGFeRDExportableProduct {</text:span></text:p>
              <text:list>
                <text:list-header>
                  <text:p text:style-name="P28"><text:span text:style-name="T1">private</text:span><text:span text:style-name="T4"> String </text:span><text:span text:style-name="T20">description</text:span><text:span text:style-name="T4">, </text:span><text:span text:style-name="T20">name</text:span><text:span text:style-name="T4">, </text:span><text:span text:style-name="T20">unit</text:span><text:span text:style-name="T4">;</text:span></text:p>
                </text:list-header>
              </text:list>
            </text:list-item>
          </text:list>
        </text:list-item>
      </text:list>
      <text:p text:style-name="P6"><text:span text:style-name="T4"><text:tab/><text:tab/></text:span><text:span text:style-name="T1">private</text:span><text:span text:style-name="T4"> BigDecimal </text:span><text:span text:style-name="T20">VATPercent</text:span><text:span text:style-name="T4">;</text:span></text:p>
      <text:p text:style-name="P2"><text:tab/>}</text:p>
      <text:p text:style-name="P2"><text:tab/></text:p>
      <text:list xml:id="list974472944" text:continue-numbering="true" text:style-name="L1">
        <text:list-item>
          <text:p text:style-name="P40">Generieren Sie die Imports durch Drücken von STRG+SHIFT+O</text:p>
        </text:list-item>
        <text:list-item>
          <text:p text:style-name="P40">Markieren Sie den Klassennamen MustangWriter und drücken Sie ALT+SHIFT+S, wählen Sie <text:s/>Override/Implement Methods und drücken Return.</text:p>
        </text:list-item>
        <text:list-item>
          <text:p text:style-name="P40">Klicken Sie auf Contact und Wiederholen Sie den letzten Schritt.</text:p>
        </text:list-item>
        <text:list-item>
          <text:p text:style-name="P40">Klicken Sie auf Item, markieren Sie die Variablen und wählen Sie zuerst „<text:span text:style-name="T30">Generate Getters </text:span><text:span text:style-name="T30">and Setters</text:span>“ nach drücken von ALT+SHIFT+S. Wählen Sie alle Member aus und drücken Sie Return.</text:p>
        </text:list-item>
        <text:list-item>
          <text:p text:style-name="P40"><text:soft-page-break/>Klicken Sie erneut auf Item, drücken von ALT+SHIFT+S und wählen „Generate Constructor using Fields“. Wählen Sie erneut alle Member aus und drücken Sie Return.</text:p>
        </text:list-item>
        <text:list-item>
          <text:p text:style-name="P40">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40">Item benötigt neben den getter/setter auch noch andere Methode, wählen Sie Item aus, drücken Sie ALT+SHIFT+S, wählen Sie <text:s/>Override/Implement Methods </text:p>
        </text:list-item>
        <text:list-item>
          <text:p text:style-name="P40">Klicken Sie erneut auf Product, drücken von ALT+SHIFT+S und wählen „Generate Constructor using Fields“. Wählen Sie erneut alle Member aus und drücken Sie Return.</text:p>
        </text:list-item>
        <text:list-item>
          <text:p text:style-name="P40">Folgende Methoden von Contact sollten Folgendes zurückgeben:</text:p>
          <text:list>
            <text:list-item>
              <text:p text:style-name="P28"><text:span text:style-name="T4">getCountry(): </text:span><text:span text:style-name="T16">"DE"</text:span></text:p>
            </text:list-item>
            <text:list-item>
              <text:p text:style-name="P28"><text:span text:style-name="T4">getLocation(): </text:span><text:span text:style-name="T16">"Spielkreis"</text:span></text:p>
            </text:list-item>
            <text:list-item>
              <text:p text:style-name="P28"><text:span text:style-name="T4">getName(): </text:span><text:span text:style-name="T16">"Theodor Est"</text:span></text:p>
            </text:list-item>
            <text:list-item>
              <text:p text:style-name="P28"><text:span text:style-name="T4">getStreet(): </text:span><text:span text:style-name="T16">"Bahnstr. 42"</text:span></text:p>
            </text:list-item>
            <text:list-item>
              <text:p text:style-name="P28"><text:span text:style-name="T4">getVATID(): </text:span><text:span text:style-name="T16">"DE999999999"</text:span></text:p>
            </text:list-item>
            <text:list-item>
              <text:p text:style-name="P28"><text:span text:style-name="T4">getZIP(): </text:span><text:span text:style-name="T16">"88802"</text:span><text:span text:style-name="T4">;</text:span></text:p>
            </text:list-item>
          </text:list>
        </text:list-item>
        <text:list-item>
          <text:p text:style-name="P40">Folgende Methoden der Hauptklasse -MustangWriter- sollten folgendes zurückgeben:</text:p>
          <text:list>
            <text:list-item>
              <text:p text:style-name="P29"><text:span text:style-name="T4">getDeliveryDate(): </text:span><text:span text:style-name="T1">new</text:span><text:span text:style-name="T4"> GregorianCalendar(2017,Calendar.</text:span><text:span text:style-name="T21">MAY</text:span><text:span text:style-name="T4">,7).getTime()</text:span></text:p>
            </text:list-item>
            <text:list-item>
              <text:p text:style-name="P41">Zweimaliges CTRL+SHIFT+O importiert die dazu nötige GregorianCalendar und Calendar Klasse</text:p>
            </text:list-item>
            <text:list-item>
              <text:p text:style-name="P48"><text:span text:style-name="T4">getDueDate(): </text:span><text:span text:style-name="T1">new</text:span><text:span text:style-name="T4"> GregorianCalendar(2017,Calendar.</text:span><text:span text:style-name="T21">MAY</text:span><text:span text:style-name="T4">,30).getTime()</text:span></text:p>
            </text:list-item>
            <text:list-item>
              <text:p text:style-name="P48"><text:span text:style-name="T4">getIssueDate(): </text:span><text:span text:style-name="T1">new</text:span><text:span text:style-name="T4"> GregorianCalendar(2017,Calendar.</text:span><text:span text:style-name="T21">MAY</text:span><text:span text:style-name="T4">,9).getTime()</text:span></text:p>
            </text:list-item>
            <text:list-item>
              <text:p text:style-name="P45"><text:span text:style-name="T7">getNumber(): </text:span><text:span text:style-name="T17">"RE-20170509/505"</text:span></text:p>
            </text:list-item>
            <text:list-item>
              <text:p text:style-name="P45"><text:span text:style-name="T7">getOwnBIC(): </text:span><text:span text:style-name="T17">"COBADEFFXXX"</text:span></text:p>
            </text:list-item>
            <text:list-item>
              <text:p text:style-name="P45"><text:span text:style-name="T4">getOwnBankName(): </text:span><text:span text:style-name="T19">"Commerzbank"</text:span></text:p>
            </text:list-item>
            <text:list-item>
              <text:p text:style-name="P29"><text:span text:style-name="T4">getOwnCountry() </text:span><text:span text:style-name="T16">"DE"</text:span></text:p>
            </text:list-item>
            <text:list-item>
              <text:p text:style-name="P45"><text:span text:style-name="T4">getOwnIBAN(): </text:span><text:span text:style-name="T16">"DE88 2008 0000 0970 3757 00"</text:span></text:p>
            </text:list-item>
            <text:list-item>
              <text:p text:style-name="P29"><text:span text:style-name="T4">getOwnLocation() </text:span><text:span text:style-name="T16">"Stadthausen"</text:span></text:p>
            </text:list-item>
            <text:list-item>
              <text:p text:style-name="P45"><text:span text:style-name="T7">getOwnOrganisationName(): </text:span><text:span text:style-name="T17">"Bei Spiel GmbH"</text:span></text:p>
            </text:list-item>
            <text:list-item>
              <text:p text:style-name="P31"><text:span text:style-name="T4">getOwnStreet() </text:span><text:span text:style-name="T16">"Ecke 12"</text:span></text:p>
            </text:list-item>
            <text:list-item>
              <text:p text:style-name="P49"><text:span text:style-name="T4">getOwnTaxID(): </text:span><text:span text:style-name="T16">"22/815/0815/4"</text:span></text:p>
            </text:list-item>
            <text:list-item>
              <text:p text:style-name="P49"><text:span text:style-name="T4">getOwnVATID(): </text:span><text:span text:style-name="T16">"DE136695976"</text:span></text:p>
            </text:list-item>
            <text:list-item>
              <text:p text:style-name="P32"><text:span text:style-name="T4">getOwnZIP(): </text:span><text:span text:style-name="T16">"12345"</text:span></text:p>
            </text:list-item>
            <text:list-item>
              <text:p text:style-name="P32"><text:span text:style-name="T4">getOwnOrganisationFullPlaintextInfo(): </text:span><text:span text:style-name="T16">"Bei Spiel GmbH\n"</text:span><text:span text:style-name="T4">+</text:span></text:p>
              <text:p text:style-name="P32"><text:span text:style-name="T16">"Ecke 12\n"</text:span><text:span text:style-name="T4">+</text:span></text:p>
              <text:p text:style-name="P32"><text:span text:style-name="T16">"12345 Stadthausen\n"</text:span><text:span text:style-name="T4">+</text:span></text:p>
              <text:p text:style-name="P33">"Geschäftsführer: Max Mustermann"</text:p>
            </text:list-item>
            <text:list-item>
              <text:p text:style-name="P45"><text:span text:style-name="T7">getRecipient(): </text:span><text:span text:style-name="T3">new</text:span><text:span text:style-name="T7"> Contact()</text:span></text:p>
              <text:p text:style-name="P30"/>
            </text:list-item>
            <text:list-item>
              <text:p text:style-name="P24">getZFItems() der Hauptklasse kann jetzt Produkte anlegen und diese als Array von Posten (Items) zurückliefern:</text:p>
            </text:list-item>
          </text:list>
          <text:p text:style-name="P28"><text:span text:style-name="T4"><text:tab/><text:tab/>Item[] allItems=</text:span><text:span text:style-name="T1">new</text:span><text:span text:style-name="T4"> Item[3];</text:span></text:p>
        </text:list-item>
      </text:list>
      <text:p text:style-name="P6"><text:span text:style-name="T4"><text:tab/><text:tab/>Product designProduct=</text:span><text:span text:style-name="T1">new</text:span><text:span text:style-name="T4"> Product(</text:span><text:span text:style-name="T16">""</text:span><text:span text:style-name="T4">, </text:span><text:span text:style-name="T16">"Künstlerische Gestaltung </text:span><text:span text:style-name="T16">(Stunde): Einer Beispielrechnung"</text:span><text:span text:style-name="T4">, </text:span><text:span text:style-name="T16">"HUR"</text:span><text:span text:style-name="T4">, </text:span><text:span text:style-name="T1">new</text:span><text:span text:style-name="T4"> BigDecimal(</text:span><text:span text:style-name="T16">"7.000000"</text:span><text:span text:style-name="T4">));</text:span></text:p>
      <text:p text:style-name="P6"><text:span text:style-name="T4"><text:tab/><text:tab/>Product balloonProduct=</text:span><text:span text:style-name="T1">new</text:span><text:span text:style-name="T4"> Product(</text:span><text:span text:style-name="T16">""</text:span><text:span text:style-name="T4">, </text:span><text:span text:style-name="T16">"Luftballon: Bunt, ca. 500ml"</text:span><text:span text:style-name="T4">, </text:span><text:span text:style-name="T16">"C62"</text:span><text:span text:style-name="T4">, </text:span><text:span text:style-name="T1">new</text:span><text:span text:style-name="T4"> BigDecimal(</text:span><text:span text:style-name="T16">"19.000000"</text:span><text:span text:style-name="T4">));</text:span></text:p>
      <text:p text:style-name="P6"><text:span text:style-name="T4"><text:tab/><text:tab/>Product airProduct=</text:span><text:span text:style-name="T1">new</text:span><text:span text:style-name="T4"> Product(</text:span><text:span text:style-name="T16">""</text:span><text:span text:style-name="T4">, </text:span><text:span text:style-name="T16">"Heiße Luft pro Liter"</text:span><text:span text:style-name="T4">, </text:span><text:span text:style-name="T16">"LTR"</text:span><text:span text:style-name="T4">, </text:span><text:span text:style-name="T1">new</text:span><text:span text:style-name="T4"> </text:span><text:soft-page-break/><text:span text:style-name="T4">BigDecimal(</text:span><text:span text:style-name="T16">"19.000000"</text:span><text:span text:style-name="T4">));</text:span></text:p>
      <text:p text:style-name="P2"><text:tab/><text:tab/></text:p>
      <text:p text:style-name="P6"><text:span text:style-name="T4"><text:tab/><text:tab/>allItems[0]=</text:span><text:span text:style-name="T1">new</text:span><text:span text:style-name="T4"> Item(</text:span><text:span text:style-name="T1">new</text:span><text:span text:style-name="T4"> BigDecimal(</text:span><text:span text:style-name="T16">"160"</text:span><text:span text:style-name="T4">), </text:span><text:span text:style-name="T1">new</text:span><text:span text:style-name="T4"> BigDecimal(</text:span><text:span text:style-name="T16">"1"</text:span><text:span text:style-name="T4">), </text:span><text:span text:style-name="T4">designProduct);</text:span></text:p>
      <text:p text:style-name="P6"><text:span text:style-name="T4"><text:tab/><text:tab/>allItems[1]=</text:span><text:span text:style-name="T1">new</text:span><text:span text:style-name="T4"> Item(</text:span><text:span text:style-name="T1">new</text:span><text:span text:style-name="T4"> BigDecimal(</text:span><text:span text:style-name="T16">"0.79"</text:span><text:span text:style-name="T4">), </text:span><text:span text:style-name="T1">new</text:span><text:span text:style-name="T4"> BigDecimal(</text:span><text:span text:style-name="T16">"400"</text:span><text:span text:style-name="T4">), </text:span><text:span text:style-name="T4">balloonProduct);</text:span></text:p>
      <text:p text:style-name="P6"><text:span text:style-name="T4"><text:tab/><text:tab/>allItems[2]=</text:span><text:span text:style-name="T1">new</text:span><text:span text:style-name="T4"> Item(</text:span><text:span text:style-name="T1">new</text:span><text:span text:style-name="T4"> BigDecimal(</text:span><text:span text:style-name="T16">"0.10"</text:span><text:span text:style-name="T4">), </text:span><text:span text:style-name="T1">new</text:span><text:span text:style-name="T4"> BigDecimal(</text:span><text:span text:style-name="T16">"200"</text:span><text:span text:style-name="T4">), airProduct);</text:span></text:p>
      <text:p text:style-name="P6"><text:span text:style-name="T4"><text:tab/><text:tab/></text:span><text:span text:style-name="T1">return</text:span><text:span text:style-name="T4"> allItems;</text:span></text:p>
      <text:list xml:id="list8766141643585628251" text:style-name="L2">
        <text:list-header>
          <text:p text:style-name="P25"/>
        </text:list-header>
      </text:list>
      <text:list xml:id="list1343969464" text:continue-list="list974472944" text:style-name="L1">
        <text:list-item>
          <text:list>
            <text:list-item>
              <text:p text:style-name="P40">Legen Sie eine neue Funktion, beispielsweise „apply“ an (private reicht).</text:p>
            </text:list-item>
            <text:list-item>
              <text:p text:style-name="P40">In der Main-Methode der Hauptklasse instantiiert man jetzt die Klasse und rufen Sie dort apply() auf. </text:p>
            </text:list-item>
            <text:list-item>
              <text:p text:style-name="P40">In der apply-Methode kann man jetzt</text:p>
              <text:list>
                <text:list-item>
                  <text:p text:style-name="P40">einen ZUGFeRDExporter instantiieren, </text:p>
                </text:list-item>
                <text:list-item>
                  <text:p text:style-name="P46"><text:span text:style-name="T4">dessen </text:span><text:span text:style-name="T11">PDFmakeA3compliant (mit Dateinamen, „Producer“, also Anwendungs- und „Creator“ also Autorenname) aufrufen, </text:span></text:p>
                </text:list-item>
                <text:list-item>
                  <text:p text:style-name="P40">PDFattachZugferdFile-Methoden (mit this als IZUGFeRDExportableTransaction) aufrufen sowie</text:p>
                </text:list-item>
                <text:list-item>
                  <text:p text:style-name="P46"><text:span text:style-name="T4">die export-Funktion aufrufen. Die apply-Methode sieht dann – mit entsprechenden try/catch-Blöcken- beispielsweise so aus: <text:s text:c="2"/></text:span><text:span text:style-name="T11"><text:tab/><text:tab/></text:span></text:p>
                </text:list-item>
              </text:list>
            </text:list-item>
          </text:list>
        </text:list-item>
      </text:list>
      <text:p text:style-name="P6"><text:span text:style-name="T4"><text:tab/><text:tab/></text:span><text:span text:style-name="T1">try</text:span><text:span text:style-name="T4"> { </text:span></text:p>
      <text:p text:style-name="P6"><text:span text:style-name="T4"><text:tab/><text:tab/><text:tab/>System.</text:span><text:span text:style-name="T21">out</text:span><text:span text:style-name="T4">.println(</text:span><text:span text:style-name="T16">"Lese Blanko-PDF"</text:span><text:span text:style-name="T4">); </text:span></text:p>
      <text:p text:style-name="P6"><text:span text:style-name="T4"><text:tab/><text:tab/><text:tab/></text:span><text:span text:style-name="T24">// automatically add </text:span><text:span text:style-name="T25">Zugferd</text:span><text:span text:style-name="T24"> to all outgoing invoices </text:span></text:p>
      <text:p text:style-name="P6"><text:span text:style-name="T4"><text:tab/><text:tab/><text:tab/>ZUGFeRDExporter ze = </text:span><text:span text:style-name="T1">new</text:span><text:span text:style-name="T4"> ZUGFeRDExporter(); </text:span></text:p>
      <text:p text:style-name="P6"><text:span text:style-name="T4"><text:tab/><text:tab/><text:tab/>System.</text:span><text:span text:style-name="T21">out</text:span><text:span text:style-name="T4">.println(</text:span><text:span text:style-name="T16">"Wandle in PDF/A-3u um"</text:span><text:span text:style-name="T4">);</text:span></text:p>
      <text:p text:style-name="P6"><text:span text:style-name="T4"><text:tab/><text:tab/><text:tab/>ze.PDFmakeA3compliant(</text:span><text:span text:style-name="T16">"./MustangGnuaccountingBeispielRE-20170509_505blanko.pdf"</text:span><text:span text:style-name="T4">, </text:span><text:span text:style-name="T16">"My Application"</text:span><text:span text:style-name="T4">, </text:span></text:p>
      <text:p text:style-name="P6"><text:span text:style-name="T4"><text:tab/><text:tab/><text:tab/><text:tab/><text:tab/>System.</text:span><text:span text:style-name="T9">getProperty</text:span><text:span text:style-name="T4">(</text:span><text:span text:style-name="T16">"user.name"</text:span><text:span text:style-name="T4">), </text:span><text:span text:style-name="T1">true</text:span><text:span text:style-name="T4">); </text:span></text:p>
      <text:p text:style-name="P6"><text:span text:style-name="T4"><text:tab/><text:tab/><text:tab/>System.</text:span><text:span text:style-name="T21">out</text:span><text:span text:style-name="T4">.println(</text:span><text:span text:style-name="T16">"ZUGFeRD-Daten generieren und anhängen"</text:span><text:span text:style-name="T4">);</text:span></text:p>
      <text:p text:style-name="P6"><text:span text:style-name="T4"><text:tab/><text:tab/><text:tab/>ze.PDFattachZugferdFile(</text:span><text:span text:style-name="T1">this</text:span><text:span text:style-name="T4">); </text:span></text:p>
      <text:p text:style-name="P6"><text:span text:style-name="T4"><text:tab/><text:tab/><text:tab/>System.</text:span><text:span text:style-name="T21">out</text:span><text:span text:style-name="T4">.println(</text:span><text:span text:style-name="T16">"Schreibe ZUGFeRD-PDF"</text:span><text:span text:style-name="T4">);</text:span></text:p>
      <text:p text:style-name="P6"><text:span text:style-name="T4"><text:tab/><text:tab/><text:tab/>ze.export(</text:span><text:span text:style-name="T16">"./MustangGnuaccountingBeispielRE-20170509_505new.pdf"</text:span><text:span text:style-name="T4">); </text:span></text:p>
      <text:p text:style-name="P6"><text:span text:style-name="T4"><text:tab/><text:tab/><text:tab/>System.</text:span><text:span text:style-name="T21">out</text:span><text:span text:style-name="T4">.println(</text:span><text:span text:style-name="T16">"Fertig."</text:span><text:span text:style-name="T4">);<text:tab/><text:tab/><text:tab/></text:span></text:p>
      <text:p text:style-name="P6"><text:span text:style-name="T4"><text:tab/><text:tab/>} </text:span><text:span text:style-name="T1">catch</text:span><text:span text:style-name="T4"> (IOException e) { </text:span></text:p>
      <text:p text:style-name="P2"><text:tab/><text:tab/><text:tab/>e.printStackTrace(); </text:p>
      <text:p text:style-name="P6"><text:span text:style-name="T4"><text:tab/><text:tab/>} </text:span><text:span text:style-name="T1">catch</text:span><text:span text:style-name="T4"> (TransformerException e) { </text:span></text:p>
      <text:p text:style-name="P2"><text:tab/><text:tab/><text:tab/>e.printStackTrace(); </text:p>
      <text:p text:style-name="P6"><text:span text:style-name="T4"><text:tab/><text:tab/>} </text:span><text:span text:style-name="T1">catch</text:span><text:span text:style-name="T4"> (JAXBException e) { </text:span></text:p>
      <text:p text:style-name="P2"><text:tab/><text:tab/><text:tab/>e.printStackTrace(); </text:p>
      <text:p text:style-name="P2"><text:tab/><text:tab/>}</text:p>
      <text:p text:style-name="P13"/>
      <text:list xml:id="list949273980" text:continue-numbering="true" text:style-name="L1">
        <text:list-item>
          <text:list>
            <text:list-item>
              <text:p text:style-name="P40">Ein CTRL+SHIFT+O hilft wieder beim Hinzufügen der nötigen Imports</text:p>
            </text:list-item>
            <text:list-item>
              <text:p text:style-name="P40">„My Application“ und <text:span text:style-name="T27">System.</text:span><text:span text:style-name="T26">getProperty</text:span><text:span text:style-name="T27">(</text:span><text:span text:style-name="T18">"user.name"</text:span><text:span text:style-name="T27">) </text:span>werden in den Metadaten als „Producer“ (in etwa: erstellende Anwendung) beziehungsweise „Creator“ (in etwa: Autor) gespeichert. Bitte passen Sie die Werte entsprechend Ihrer Anwendung an.</text:p>
            </text:list-item>
            <text:list-item>
              <text:p text:style-name="P40">Starten Sie, es sollte eine valide ZUFeRD-Rechnung in <text:soft-page-break/><text:span text:style-name="T18">./MustangGnuaccountingBeispielRE-20170509_505new.pdf</text:span></text:p>
              <text:p text:style-name="P40">erstellt werden.</text:p>
            </text:list-item>
            <text:list-item>
              <text:p text:style-name="P40">Passen Sie ggf. die NOTICE-Datei an und fügen Sie Ihrer Anwendung hinzu.</text:p>
            </text:list-item>
            <text:list-item>
              <text:p text:style-name="P40">Stellen Sie sicher, dass die XML-Daten in der dem PDF eingebetteten ZUGFeRD-invoice.xml immer den menschenlesbaren Daten im PDF entsprechen.</text:p>
              <text:list>
                <text:list-header>
                  <text:p text:style-name="P42"/>
                </text:list-header>
              </text:list>
            </text:list-item>
          </text:list>
        </text:list-item>
      </text:list>
      <text:p text:style-name="P2"><text:tab/><text:tab/></text:p>
      <text:list xml:id="list5046627083598518067" text:style-name="L3">
        <text:list-item>
          <text:p text:style-name="P43"/>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4"/>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2">setZUGFeRDXMLData </text:span>schreiben,<text:span text:style-name="T12"> PDFattachZugferdFile </text:span>enthält dann einen null-Parameter wie folgt:</text:p>
      <text:p text:style-name="P8"><text:span text:style-name="T12"><text:tab/> <text:s text:c="5"/></text:span><text:span text:style-name="T15">ZUGFeRDExporter </text:span><text:span text:style-name="T29">ze</text:span><text:span text:style-name="T15">;</text:span></text:p>
      <text:p text:style-name="P9"><text:span text:style-name="T4"><text:tab/><text:tab/></text:span><text:span text:style-name="T1">try</text:span><text:span text:style-name="T4"> {</text:span></text:p>
      <text:p text:style-name="P9"><text:span text:style-name="T4"><text:tab/><text:tab/><text:tab/></text:span><text:span text:style-name="T28">ze</text:span><text:span text:style-name="T4"> = </text:span><text:span text:style-name="T1">new</text:span><text:span text:style-name="T4"> ZUGFeRDExporter();</text:span></text:p>
      <text:p text:style-name="P9"><text:span text:style-name="T4"><text:tab/><text:tab/><text:tab/>System.</text:span><text:span text:style-name="T22">out</text:span><text:span text:style-name="T4">.println(</text:span><text:span text:style-name="T16">"Converting to PDF/A-3u"</text:span><text:span text:style-name="T4">);</text:span></text:p>
      <text:p text:style-name="P9"><text:span text:style-name="T4"><text:tab/><text:tab/><text:tab/></text:span><text:span text:style-name="T28">ze</text:span><text:span text:style-name="T4">.PDFmakeA3compliant(</text:span><text:span text:style-name="T16">"./Source.pdf"</text:span><text:span text:style-name="T4">, </text:span><text:span text:style-name="T16">"My Application"</text:span><text:span text:style-name="T4">,</text:span></text:p>
      <text:p text:style-name="P9"><text:span text:style-name="T4"><text:tab/><text:tab/><text:tab/>System.</text:span><text:span text:style-name="T9">getProperty</text:span><text:span text:style-name="T4">(</text:span><text:span text:style-name="T16">"user.name"</text:span><text:span text:style-name="T4">), </text:span><text:span text:style-name="T1">true</text:span><text:span text:style-name="T4">);</text:span></text:p>
      <text:p text:style-name="P9"><text:span text:style-name="T4"><text:tab/><text:tab/><text:tab/>System.</text:span><text:span text:style-name="T22">out</text:span><text:span text:style-name="T4">.println(</text:span><text:span text:style-name="T16">"Attaching ZUGFeRD-Data"</text:span><text:span text:style-name="T4">);</text:span></text:p>
      <text:p text:style-name="P9"><text:span text:style-name="T4"><text:tab/><text:tab/><text:tab/>String </text:span><text:span text:style-name="T28">ownZUGFeRDXML</text:span><text:span text:style-name="T4"> = </text:span><text:span text:style-name="T16">"&lt;some&gt;&lt;xml attrib='value'/&gt;&lt;/some&gt;"</text:span><text:span text:style-name="T4">;</text:span></text:p>
      <text:p text:style-name="P9"><text:span text:style-name="T4"><text:tab/><text:tab/><text:tab/></text:span><text:span text:style-name="T28">ze</text:span><text:span text:style-name="T4">.setZUGFeRDXMLData(</text:span><text:span text:style-name="T28">ownZUGFeRDXML</text:span><text:span text:style-name="T4">.getBytes());</text:span></text:p>
      <text:p text:style-name="P9"><text:span text:style-name="T4"><text:tab/><text:tab/><text:tab/></text:span><text:span text:style-name="T28">ze</text:span><text:span text:style-name="T4">.PDFattachZugferdFile(</text:span><text:span text:style-name="T1">null</text:span><text:span text:style-name="T4">);</text:span></text:p>
      <text:p text:style-name="P9"><text:span text:style-name="T4"><text:tab/><text:tab/><text:tab/>System.</text:span><text:span text:style-name="T22">out</text:span><text:span text:style-name="T4">.println(</text:span><text:span text:style-name="T16">"Writing ZUGFeRD-PDF"</text:span><text:span text:style-name="T4">);</text:span></text:p>
      <text:p text:style-name="P9"><text:span text:style-name="T4"><text:tab/><text:tab/><text:tab/></text:span><text:span text:style-name="T28">ze</text:span><text:span text:style-name="T4">.export(</text:span><text:span text:style-name="T16">"./Target.pdf"</text:span><text:span text:style-name="T4">);</text:span></text:p>
      <text:p text:style-name="P9"><text:span text:style-name="T4"><text:tab/><text:tab/>} </text:span><text:span text:style-name="T1">catch</text:span><text:span text:style-name="T4"> (JAXBException </text:span><text:span text:style-name="T28">e</text:span><text:span text:style-name="T4">) {</text:span></text:p>
      <text:p text:style-name="P9"><text:span text:style-name="T4"><text:tab/><text:tab/><text:tab/></text:span><text:span text:style-name="T28">e</text:span><text:span text:style-name="T4">.printStackTrace();</text:span></text:p>
      <text:p text:style-name="P9"><text:span text:style-name="T4"><text:tab/><text:tab/>} </text:span><text:span text:style-name="T1">catch</text:span><text:span text:style-name="T4"> (IOException </text:span><text:span text:style-name="T28">e</text:span><text:span text:style-name="T4">) {</text:span></text:p>
      <text:p text:style-name="P9"><text:span text:style-name="T4"><text:tab/><text:tab/><text:tab/></text:span><text:span text:style-name="T28">e</text:span><text:span text:style-name="T4">.printStackTrace();</text:span></text:p>
      <text:p text:style-name="P9"><text:span text:style-name="T4"><text:tab/><text:tab/>} </text:span><text:span text:style-name="T1">catch</text:span><text:span text:style-name="T4"> (TransformerException </text:span><text:span text:style-name="T28">e</text:span><text:span text:style-name="T4">) {</text:span></text:p>
      <text:p text:style-name="P9"><text:span text:style-name="T4"><text:tab/><text:tab/><text:tab/></text:span><text:span text:style-name="T28">e</text:span><text:span text:style-name="T4">.printStackTrace();</text:span></text:p>
      <text:p text:style-name="P5"><text:tab/><text:tab/>}</text:p>
      <text:p text:style-name="P4"/>
      <text:h text:style-name="P37" text:outline-level="3"><text:bookmark-start text:name="__RefHeading__3566_2068240485"/>Zusatzfunktionen<text:bookmark-end text:name="__RefHeading__3566_2068240485"/></text:h>
      <text:list xml:id="list557064248029656688" text:style-name="L4">
        <text:list-item>
          <text:p text:style-name="P47"><text:span text:style-name="T14">ZUGFeRDExporter.setTest()</text:span><text:span text:style-name="T13"> setzt ein Attribut im ZUGFeRD-XML, das benutzt wird um eine Testrechnung auszuzeichnen.</text:span></text:p>
        </text:list-item>
        <text:list-item>
          <text:p text:style-name="P47"><text:span text:style-name="T14">ZUGFeRDExporter.ignoreA1Errors()</text:span><text:span text:style-name="T13">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7-06-10T12:28:05</dc:date>
    <dc:creator>Jochen Stärk</dc:creator>
    <meta:editing-duration>PT17H16M14S</meta:editing-duration>
    <meta:editing-cycles>94</meta:editing-cycles>
    <meta:generator>OpenOffice/4.1.2$Unix OpenOffice.org_project/412m3$Build-9782</meta:generator>
    <meta:document-statistic meta:table-count="1" meta:image-count="0" meta:object-count="0" meta:page-count="7" meta:paragraph-count="267" meta:word-count="1297" meta:character-count="12023"/>
    <meta:user-defined meta:name="state">defaultstate</meta:user-defined>
  </office:meta>
</office:document-meta>
</file>